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Roboto" svg:font-family="Roboto"/>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Roboto" fo:font-size="10.5pt" fo:letter-spacing="normal" fo:font-style="normal" fo:font-weight="bold"/>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fo:letter-spacing="normal"/>
    </style:style>
    <style:style style:name="T1" style:family="text">
      <style:text-properties style:font-name="Roboto" fo:font-size="10.5pt" fo:font-style="normal"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Question 5)</text:p>
      <text:p text:style-name="P2">What are defer, panic and recover? </text:p>
      <text:p text:style-name="Standard">Defer: - Defer is a statement that when used with function executes that function after other function calls has completed.It has many advantages like</text:p>
      <text:p text:style-name="Standard">1) It helps to recover from exceptional conditions as it gets executed even when there is PANIC condition(run-time exception condition)</text:p>
      <text:p text:style-name="Standard">2) It helps to free up the resources like to close the file . PANIC: - Panic is a function that stops the execution of normal flow whenever there is a condition of runtime exception. Panic usually happens whenever there is the erroneous condition in the program like trying to access map or slice that are not initialized.When Panic condition happens(run-time exception), control is delegated to DEFER function, where RECOVER function handles the PANIC and returns the value used to invoke PANIC to the user.</text:p>
      <text:p text:style-name="Standard">Recover:-Recover is the function which gets executed whenever there is a Panic condition. Recover function is responsible to return the value used to invoke the panic condition to the user. Recover can work only if it is inside DEFER function otherwise it will have no effect on the Panic condition.</text:p>
      <text:p text:style-name="P3"> <text:span text:style-name="T1">How do you recover from a run-time panic? </text:span></text:p>
      <text:p text:style-name="Standard">To recover from run-time panic, any erroneous condition should happen inside Panic function, the panic function is responsible to stop the execution immediately and transfer the control to defer function.</text:p>
      <text:p text:style-name="Standard">Defer function has recover function, that is responsible to handle the panic condition. It resumes the execution after panic happens and returns the value used to invoke panic condition to the user. recover can only work if it is placed inside defer function.</text:p>
      <text:p text:style-name="Standard">For example:-</text:p>
      <text:p text:style-name="Standard">package main </text:p>
      <text:p text:style-name="Standard">import "fmt"</text:p>
      <text:p text:style-name="Standard"><text:s/>func main() { </text:p>
      <text:p text:style-name="Standard">var slice []int defer func() {</text:p>
      <text:p text:style-name="Standard"><text:s/>str := recover()</text:p>
      <text:p text:style-name="Standard"><text:s/>fmt.Println(str) </text:p>
      <text:p text:style-name="Standard">}() panic(slice[1])</text:p>
      <text:p text:style-name="Standard">}</text:p>
      <text:p text:style-name="Standard">In this program, user is trying to access index position 1 of the slice, and slice is not initialized yet. Thus, if this program is executed following exception will be returned to the user</text:p>
      <text:p text:style-name="P1">runtime error: index out of rang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Roboto" svg:font-family="Roboto"/>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0H01M18S</meta:editing-duration>
    <meta:editing-cycles>4</meta:editing-cycles>
    <meta:generator>OpenOffice.org/3.1$Win32 OpenOffice.org_project/310m11$Build-9399</meta:generator>
    <dc:date>2015-09-16T18:31:04.35</dc:date>
    <dc:creator>Sonika Arora</dc:creator>
    <meta:document-statistic meta:table-count="0" meta:image-count="0" meta:object-count="0" meta:page-count="1" meta:paragraph-count="20" meta:word-count="330" meta:character-count="2004"/>
    <meta:user-defined meta:name="Info 1"/>
    <meta:user-defined meta:name="Info 2"/>
    <meta:user-defined meta:name="Info 3"/>
    <meta:user-defined meta:name="Info 4"/>
  </office:meta>
</office:document-meta>
</file>